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670.79pt"/>
    </style:style>
    <style:style style:name="co7" style:family="table-column">
      <style:table-column-properties fo:break-before="auto" style:column-width="143.8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34.95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58.11pt"/>
    </style:style>
    <style:style style:name="co18" style:family="table-column">
      <style:table-column-properties fo:break-before="auto" style:column-width="143.04pt"/>
    </style:style>
    <style:style style:name="co19" style:family="table-column">
      <style:table-column-properties fo:break-before="auto" style:column-width="46.54pt"/>
    </style:style>
    <style:style style:name="co20" style:family="table-column">
      <style:table-column-properties fo:break-before="auto" style:column-width="57.34pt"/>
    </style:style>
    <style:style style:name="co21" style:family="table-column">
      <style:table-column-properties fo:break-before="auto" style:column-width="126.85pt"/>
    </style:style>
    <style:style style:name="co22" style:family="table-column">
      <style:table-column-properties fo:break-before="auto" style:column-width="34.21pt"/>
    </style:style>
    <style:style style:name="co23" style:family="table-column">
      <style:table-column-properties fo:break-before="auto" style:column-width="23.41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83pt" svg:height="255.23pt" svg:x="54.23pt" svg:y="132.52pt">
            <loext:p draw:notify-on-update-of-ranges="results.C1:results.C7 results.D1:results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5.69" calcext:value-type="float">
            <text:p>2305.69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19.22" calcext:value-type="float">
            <text:p>1419.2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3.22" calcext:value-type="float">
            <text:p>1003.22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32.606" calcext:value-type="float">
            <text:p>432.606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20.425" calcext:value-type="float">
            <text:p>320.425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2.001" calcext:value-type="float">
            <text:p>112.00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8.0815" calcext:value-type="float">
            <text:p>78.081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2:50:50.122885163</dc:date>
    <dc:creator>jeffrey </dc:creator>
    <meta:editing-duration>PT2M34S</meta:editing-duration>
    <meta:editing-cycles>1</meta:editing-cycles>
    <meta:document-statistic meta:table-count="1" meta:cell-count="28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159cm" svg:y="4.203cm" style:legend-expansion="high" chart:style-name="ch2"/>
        <chart:plot-area chart:style-name="ch3" table:cell-range-address="results.C1:results.D7" svg:x="0.539cm" svg:y="0.231cm" svg:width="12.515cm" svg:height="8.645cm">
          <chartooo:coordinate-region svg:x="1.531cm" svg:y="0.431cm" svg:width="11.33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D1:results.D7" chart:class="chart:scatter">
            <chart:domain table:cell-range-address="results.C1:results.C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1:results.C7</svg:desc>
                </draw:g>
              </table:table-cell>
              <table:table-cell office:value-type="float" office:value="2305.69">
                <text:p>2305.69</text:p>
                <draw:g>
                  <svg:desc>results.D1:result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19.22">
                <text:p>1419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3.22">
                <text:p>100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32.606">
                <text:p>432.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0.425">
                <text:p>320.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2.001">
                <text:p>112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8.0815">
                <text:p>78.0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